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034cm" svg:height="14.05cm" svg:x="4.818cm" svg:y="7.517cm">
            <draw:object draw:notify-on-update-of-ranges="Sheet1.D3:Sheet1.D3 Sheet1.E3:Sheet1.E3 Sheet1.F3:Sheet1.F3 Sheet1.G3:Sheet1.G3 Sheet1.H3:Sheet1.H3 Sheet1.I3:Sheet1.I3 Sheet1.J3:Sheet1.J3 Sheet1.K3:Sheet1.K3 Sheet1.L3:Sheet1.L3 Sheet1.M3:Sheet1.M3 Sheet1.N3:Sheet1.N3 Sheet1.O3:Sheet1.O3 Sheet1.P3:Sheet1.P3 Sheet1.Q3:Sheet1.Q3 Sheet1.R3:Sheet1.R3 Sheet1.S21:Sheet1.S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Default" table:number-columns-repeated="7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thinkpad</text:p>
          </table:table-cell>
          <table:table-cell table:style-name="Default" office:value-type="string" calcext:value-type="string">
            <text:p>macchiato</text:p>
          </table:table-cell>
          <table:table-cell table:style-name="Default" office:value-type="string" calcext:value-type="string">
            <text:p>regixeon</text:p>
          </table:table-cell>
          <table:table-cell table:style-name="Default" office:value-type="string" calcext:value-type="string">
            <text:p>pi3</text:p>
          </table:table-cell>
          <table:table-cell table:style-name="Default" office:value-type="string" calcext:value-type="string">
            <text:p>ryzen4800h</text:p>
          </table:table-cell>
          <table:table-cell table:style-name="Default" office:value-type="string" calcext:value-type="string">
            <text:p>power9nosmt</text:p>
          </table:table-cell>
          <table:table-cell table:style-name="Default" office:value-type="string" calcext:value-type="string">
            <text:p>power9smt</text:p>
          </table:table-cell>
          <table:table-cell office:value-type="string" calcext:value-type="string">
            <text:p>ryzen5800x</text:p>
          </table:table-cell>
          <table:table-cell table:style-name="Default" office:value-type="string" calcext:value-type="string">
            <text:p>ryzen5800xfb</text:p>
          </table:table-cell>
          <table:table-cell office:value-type="string" calcext:value-type="string">
            <text:p>i710750h</text:p>
          </table:table-cell>
          <table:table-cell office:value-type="string" calcext:value-type="string">
            <text:p>i7_10750h_2</text:p>
          </table:table-cell>
          <table:table-cell table:style-name="Default" office:value-type="string" calcext:value-type="string">
            <text:p>RiscVunmatched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b3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10_S_C_127.0.0.1_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float" office:value="393310.093333333" calcext:value-type="float">
            <text:p>393 310,09</text:p>
          </table:table-cell>
          <table:table-cell office:value-type="float" office:value="111236.203333333" calcext:value-type="float">
            <text:p>111 236,20</text:p>
          </table:table-cell>
          <table:table-cell office:value-type="float" office:value="336447.07" calcext:value-type="float">
            <text:p>336 447,07</text:p>
          </table:table-cell>
          <table:table-cell office:value-type="float" office:value="47339.94" calcext:value-type="float">
            <text:p>47 339,94</text:p>
          </table:table-cell>
          <table:table-cell office:value-type="float" office:value="10680.0466666667" calcext:value-type="float">
            <text:p>10 680,05</text:p>
          </table:table-cell>
          <table:table-cell office:value-type="float" office:value="240529.146666667" calcext:value-type="float">
            <text:p>240 529,15</text:p>
          </table:table-cell>
          <table:table-cell office:value-type="float" office:value="241381.256666667" calcext:value-type="float">
            <text:p>241 381,26</text:p>
          </table:table-cell>
          <table:table-cell office:value-type="float" office:value="1045927.55333333" calcext:value-type="float">
            <text:p>1045927,55333333</text:p>
          </table:table-cell>
          <table:table-cell office:value-type="float" office:value="827921.3" calcext:value-type="float">
            <text:p>827 921,30</text:p>
          </table:table-cell>
          <table:table-cell office:value-type="float" office:value="650585.72" calcext:value-type="float">
            <text:p>650585,72</text:p>
          </table:table-cell>
          <table:table-cell office:value-type="float" office:value="500498.96" calcext:value-type="float">
            <text:p>500498,96</text:p>
          </table:table-cell>
          <table:table-cell office:value-type="float" office:value="39648.8233333333" calcext:value-type="float">
            <text:p>39 648,82</text:p>
          </table:table-cell>
          <table:table-cell office:value-type="float" office:value="971188.68" calcext:value-type="float">
            <text:p>971188,68</text:p>
          </table:table-cell>
          <table:table-cell office:value-type="float" office:value="679744.716666667" calcext:value-type="float">
            <text:p>679744,716666667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128_S_C_127.0.0.1_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8</text:p>
          </table:table-cell>
          <table:table-cell office:value-type="float" office:value="668194.353333333" calcext:value-type="float">
            <text:p>668 194,35</text:p>
          </table:table-cell>
          <table:table-cell office:value-type="float" office:value="146667.416666667" calcext:value-type="float">
            <text:p>146 667,42</text:p>
          </table:table-cell>
          <table:table-cell office:value-type="float" office:value="659536.333333333" calcext:value-type="float">
            <text:p>659 536,33</text:p>
          </table:table-cell>
          <table:table-cell office:value-type="float" office:value="44915.6966666667" calcext:value-type="float">
            <text:p>44 915,70</text:p>
          </table:table-cell>
          <table:table-cell office:value-type="float" office:value="1151773.35666667" calcext:value-type="float">
            <text:p>1 151 773,36</text:p>
          </table:table-cell>
          <table:table-cell office:value-type="float" office:value="696548.91" calcext:value-type="float">
            <text:p>696 548,91</text:p>
          </table:table-cell>
          <table:table-cell office:value-type="float" office:value="240766.5" calcext:value-type="float">
            <text:p>240 766,50</text:p>
          </table:table-cell>
          <table:table-cell office:value-type="float" office:value="2502200.22" calcext:value-type="float">
            <text:p>2502200,22</text:p>
          </table:table-cell>
          <table:table-cell office:value-type="float" office:value="2059317.94333333" calcext:value-type="float">
            <text:p>2 059 317,94</text:p>
          </table:table-cell>
          <table:table-cell office:value-type="float" office:value="1425854.11" calcext:value-type="float">
            <text:p>1425854,11</text:p>
          </table:table-cell>
          <table:table-cell office:value-type="float" office:value="775797.076666667" calcext:value-type="float">
            <text:p>775797,076666667</text:p>
          </table:table-cell>
          <table:table-cell office:value-type="float" office:value="91570.17" calcext:value-type="float">
            <text:p>91 570,17</text:p>
          </table:table-cell>
          <table:table-cell office:value-type="float" office:value="2492888.45" calcext:value-type="float">
            <text:p>2492888,45</text:p>
          </table:table-cell>
          <table:table-cell office:value-type="float" office:value="2082942.64" calcext:value-type="float">
            <text:p>2082942,64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1_S_C_127.0.0.1_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94138.136666667" calcext:value-type="float">
            <text:p>194 138,14</text:p>
          </table:table-cell>
          <table:table-cell office:value-type="float" office:value="40441.9633333333" calcext:value-type="float">
            <text:p>40 441,96</text:p>
          </table:table-cell>
          <table:table-cell office:value-type="float" office:value="129196.683333333" calcext:value-type="float">
            <text:p>129 196,68</text:p>
          </table:table-cell>
          <table:table-cell office:value-type="float" office:value="19201.19" calcext:value-type="float">
            <text:p>19 201,19</text:p>
          </table:table-cell>
          <table:table-cell office:value-type="float" office:value="952.363333333333" calcext:value-type="float">
            <text:p>952,36</text:p>
          </table:table-cell>
          <table:table-cell office:value-type="float" office:value="93739.05" calcext:value-type="float">
            <text:p>93 739,05</text:p>
          </table:table-cell>
          <table:table-cell office:value-type="float" office:value="93786.3133333333" calcext:value-type="float">
            <text:p>93 786,31</text:p>
          </table:table-cell>
          <table:table-cell office:value-type="float" office:value="337846.326666667" calcext:value-type="float">
            <text:p>337846,326666667</text:p>
          </table:table-cell>
          <table:table-cell office:value-type="float" office:value="292525.91" calcext:value-type="float">
            <text:p>292 525,91</text:p>
          </table:table-cell>
          <table:table-cell office:value-type="float" office:value="245922.35" calcext:value-type="float">
            <text:p>245922,35</text:p>
          </table:table-cell>
          <table:table-cell office:value-type="float" office:value="184845.676666667" calcext:value-type="float">
            <text:p>184845,676666667</text:p>
          </table:table-cell>
          <table:table-cell office:value-type="float" office:value="19009.1766666667" calcext:value-type="float">
            <text:p>19 009,18</text:p>
          </table:table-cell>
          <table:table-cell office:value-type="float" office:value="344501.37" calcext:value-type="float">
            <text:p>344501,37</text:p>
          </table:table-cell>
          <table:table-cell office:value-type="float" office:value="286776.776666667" calcext:value-type="float">
            <text:p>286776,776666667</text:p>
          </table:table-cell>
        </table:table-row>
        <table:table-row table:style-name="ro1" table:visibility="collapse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2_4</text:p>
          </table:table-cell>
          <table:table-cell office:value-type="float" office:value="698542.54" calcext:value-type="float">
            <text:p>698 542,54</text:p>
          </table:table-cell>
          <table:table-cell office:value-type="float" office:value="156435.573333333" calcext:value-type="float">
            <text:p>156 435,57</text:p>
          </table:table-cell>
          <table:table-cell office:value-type="float" office:value="663559.426666667" calcext:value-type="float">
            <text:p>663 559,43</text:p>
          </table:table-cell>
          <table:table-cell office:value-type="float" office:value="47951.0633333333" calcext:value-type="float">
            <text:p>47 951,06</text:p>
          </table:table-cell>
          <table:table-cell office:value-type="float" office:value="1084624.14666667" calcext:value-type="float">
            <text:p>1 084 624,15</text:p>
          </table:table-cell>
          <table:table-cell office:value-type="float" office:value="803577.876666667" calcext:value-type="float">
            <text:p>803 577,88</text:p>
          </table:table-cell>
          <table:table-cell office:value-type="float" office:value="644357" calcext:value-type="float">
            <text:p>644 357,00</text:p>
          </table:table-cell>
          <table:table-cell office:value-type="float" office:value="2577871.39333333" calcext:value-type="float">
            <text:p>2577871,39333333</text:p>
          </table:table-cell>
          <table:table-cell office:value-type="float" office:value="2113667.72" calcext:value-type="float">
            <text:p>2 113 667,72</text:p>
          </table:table-cell>
          <table:table-cell office:value-type="float" office:value="1574780.72333333" calcext:value-type="float">
            <text:p>1574780,72333333</text:p>
          </table:table-cell>
          <table:table-cell office:value-type="float" office:value="824116.956666667" calcext:value-type="float">
            <text:p>824116,956666667</text:p>
          </table:table-cell>
          <table:table-cell office:value-type="float" office:value="120833.696666667" calcext:value-type="float">
            <text:p>120 833,70</text:p>
          </table:table-cell>
          <table:table-cell office:value-type="float" office:value="2588790.24333333" calcext:value-type="float">
            <text:p>2588790,24333333</text:p>
          </table:table-cell>
          <table:table-cell office:value-type="float" office:value="2111187.77666667" calcext:value-type="float">
            <text:p>2111187,77666667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50_S_C_127.0.0.1_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0</text:p>
          </table:table-cell>
          <table:table-cell office:value-type="float" office:value="462874.633333333" calcext:value-type="float">
            <text:p>462 874,63</text:p>
          </table:table-cell>
          <table:table-cell office:value-type="float" office:value="167836.21" calcext:value-type="float">
            <text:p>167 836,21</text:p>
          </table:table-cell>
          <table:table-cell office:value-type="float" office:value="435735.54" calcext:value-type="float">
            <text:p>435 735,54</text:p>
          </table:table-cell>
          <table:table-cell office:value-type="float" office:value="43314.71" calcext:value-type="float">
            <text:p>43 314,71</text:p>
          </table:table-cell>
          <table:table-cell office:value-type="float" office:value="65133.7533333333" calcext:value-type="float">
            <text:p>65 133,75</text:p>
          </table:table-cell>
          <table:table-cell office:value-type="float" office:value="325173.986666667" calcext:value-type="float">
            <text:p>325 173,99</text:p>
          </table:table-cell>
          <table:table-cell office:value-type="float" office:value="286694.31" calcext:value-type="float">
            <text:p>286 694,31</text:p>
          </table:table-cell>
          <table:table-cell office:value-type="float" office:value="1067474.6" calcext:value-type="float">
            <text:p>1067474,6</text:p>
          </table:table-cell>
          <table:table-cell office:value-type="float" office:value="709697.92" calcext:value-type="float">
            <text:p>709 697,92</text:p>
          </table:table-cell>
          <table:table-cell office:value-type="float" office:value="759119.776666667" calcext:value-type="float">
            <text:p>759119,776666667</text:p>
          </table:table-cell>
          <table:table-cell office:value-type="float" office:value="584222.32" calcext:value-type="float">
            <text:p>584222,32</text:p>
          </table:table-cell>
          <table:table-cell office:value-type="float" office:value="70545.39" calcext:value-type="float">
            <text:p>70 545,39</text:p>
          </table:table-cell>
          <table:table-cell office:value-type="float" office:value="1055523.81666667" calcext:value-type="float">
            <text:p>1055523,81666667</text:p>
          </table:table-cell>
          <table:table-cell office:value-type="float" office:value="425647.293333333" calcext:value-type="float">
            <text:p>425647,293333333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0_S_C_127.0.0.1_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0</text:p>
          </table:table-cell>
          <table:table-cell office:value-type="float" office:value="632758.64" calcext:value-type="float">
            <text:p>632 758,64</text:p>
          </table:table-cell>
          <table:table-cell office:value-type="float" office:value="161668.513333333" calcext:value-type="float">
            <text:p>161 668,51</text:p>
          </table:table-cell>
          <table:table-cell office:value-type="float" office:value="496772.61" calcext:value-type="float">
            <text:p>496 772,61</text:p>
          </table:table-cell>
          <table:table-cell office:value-type="float" office:value="41351.25" calcext:value-type="float">
            <text:p>41 351,25</text:p>
          </table:table-cell>
          <table:table-cell office:value-type="float" office:value="297294.783333333" calcext:value-type="float">
            <text:p>297 294,78</text:p>
          </table:table-cell>
          <table:table-cell office:value-type="float" office:value="556534.07" calcext:value-type="float">
            <text:p>556 534,07</text:p>
          </table:table-cell>
          <table:table-cell office:value-type="float" office:value="537552.956666667" calcext:value-type="float">
            <text:p>537 552,96</text:p>
          </table:table-cell>
          <table:table-cell office:value-type="float" office:value="1955466.70333333" calcext:value-type="float">
            <text:p>1955466,70333333</text:p>
          </table:table-cell>
          <table:table-cell office:value-type="float" office:value="1626596.89666667" calcext:value-type="float">
            <text:p>1 626 596,90</text:p>
          </table:table-cell>
          <table:table-cell office:value-type="float" office:value="1148943.34" calcext:value-type="float">
            <text:p>1148943,34</text:p>
          </table:table-cell>
          <table:table-cell office:value-type="float" office:value="791701.416666667" calcext:value-type="float">
            <text:p>791701,416666667</text:p>
          </table:table-cell>
          <table:table-cell office:value-type="float" office:value="69640.4633333333" calcext:value-type="float">
            <text:p>69 640,46</text:p>
          </table:table-cell>
          <table:table-cell office:value-type="float" office:value="1856991.82666667" calcext:value-type="float">
            <text:p>1856991,82666667</text:p>
          </table:table-cell>
          <table:table-cell office:value-type="float" office:value="1438553.18666667" calcext:value-type="float">
            <text:p>1438553,18666667</text:p>
          </table:table-cell>
        </table:table-row>
        <table:table-row table:style-name="ro1" table:visibility="collapse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6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128_4</text:p>
          </table:table-cell>
          <table:table-cell office:value-type="float" office:value="978186.88" calcext:value-type="float">
            <text:p>978 186,88</text:p>
          </table:table-cell>
          <table:table-cell office:value-type="float" office:value="156646.283333333" calcext:value-type="float">
            <text:p>156 646,28</text:p>
          </table:table-cell>
          <table:table-cell office:value-type="float" office:value="698853.76" calcext:value-type="float">
            <text:p>698 853,76</text:p>
          </table:table-cell>
          <table:table-cell office:value-type="float" office:value="46059.57" calcext:value-type="float">
            <text:p>46 059,57</text:p>
          </table:table-cell>
          <table:table-cell office:value-type="float" office:value="696430.076666667" calcext:value-type="float">
            <text:p>696 430,08</text:p>
          </table:table-cell>
          <table:table-cell office:value-type="float" office:value="1825823.82666667" calcext:value-type="float">
            <text:p>1 825 823,83</text:p>
          </table:table-cell>
          <table:table-cell office:value-type="float" office:value="1192194.29" calcext:value-type="float">
            <text:p>1 192 194,29</text:p>
          </table:table-cell>
          <table:table-cell office:value-type="float" office:value="3209782.26666667" calcext:value-type="float">
            <text:p>3209782,26666667</text:p>
          </table:table-cell>
          <table:table-cell office:value-type="float" office:value="2851264.49333333" calcext:value-type="float">
            <text:p>2 851 264,49</text:p>
          </table:table-cell>
          <table:table-cell office:value-type="float" office:value="2189622.98333333" calcext:value-type="float">
            <text:p>2189622,98333333</text:p>
          </table:table-cell>
          <table:table-cell office:value-type="float" office:value="1216440.71666667" calcext:value-type="float">
            <text:p>1216440,71666667</text:p>
          </table:table-cell>
          <table:table-cell office:value-type="float" office:value="131450.913333333" calcext:value-type="float">
            <text:p>131 450,91</text:p>
          </table:table-cell>
          <table:table-cell office:value-type="float" office:value="1603217.57333333" calcext:value-type="float">
            <text:p>1603217,57333333</text:p>
          </table:table-cell>
          <table:table-cell office:value-type="float" office:value="715435.276666667" calcext:value-type="float">
            <text:p>715435,276666667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_S_C_127.0.0.1_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float" office:value="288704.93" calcext:value-type="float">
            <text:p>288 704,93</text:p>
          </table:table-cell>
          <table:table-cell office:value-type="float" office:value="67088.5766666667" calcext:value-type="float">
            <text:p>67 088,58</text:p>
          </table:table-cell>
          <table:table-cell office:value-type="float" office:value="196726.383333333" calcext:value-type="float">
            <text:p>196 726,38</text:p>
          </table:table-cell>
          <table:table-cell office:value-type="float" office:value="26264.83" calcext:value-type="float">
            <text:p>26 264,83</text:p>
          </table:table-cell>
          <table:table-cell office:value-type="float" office:value="72550.8633333333" calcext:value-type="float">
            <text:p>72 550,86</text:p>
          </table:table-cell>
          <table:table-cell office:value-type="float" office:value="166746.19" calcext:value-type="float">
            <text:p>166 746,19</text:p>
          </table:table-cell>
          <table:table-cell office:value-type="float" office:value="158686.17" calcext:value-type="float">
            <text:p>158 686,17</text:p>
          </table:table-cell>
          <table:table-cell office:value-type="float" office:value="493897.103333333" calcext:value-type="float">
            <text:p>493897,103333333</text:p>
          </table:table-cell>
          <table:table-cell office:value-type="float" office:value="486472.09" calcext:value-type="float">
            <text:p>486 472,09</text:p>
          </table:table-cell>
          <table:table-cell office:value-type="float" office:value="346767.99" calcext:value-type="float">
            <text:p>346767,99</text:p>
          </table:table-cell>
          <table:table-cell office:value-type="float" office:value="284173.173333333" calcext:value-type="float">
            <text:p>284173,173333333</text:p>
          </table:table-cell>
          <table:table-cell office:value-type="float" office:value="25095.2466666667" calcext:value-type="float">
            <text:p>25 095,25</text:p>
          </table:table-cell>
          <table:table-cell office:value-type="float" office:value="489052.993333333" calcext:value-type="float">
            <text:p>489052,993333333</text:p>
          </table:table-cell>
          <table:table-cell office:value-type="float" office:value="472935.126666667" calcext:value-type="float">
            <text:p>472935,126666667</text:p>
          </table:table-cell>
        </table:table-row>
        <table:table-row table:style-name="ro1" table:visibility="collapse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visibility="collapse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6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2_4</text:p>
          </table:table-cell>
          <table:table-cell office:value-type="float" office:value="840891.483333333" calcext:value-type="float">
            <text:p>840 891,48</text:p>
          </table:table-cell>
          <table:table-cell office:value-type="float" office:value="200643.846666667" calcext:value-type="float">
            <text:p>200 643,85</text:p>
          </table:table-cell>
          <table:table-cell office:value-type="float" office:value="761725.713333333" calcext:value-type="float">
            <text:p>761 725,71</text:p>
          </table:table-cell>
          <table:table-cell office:value-type="float" office:value="48071.3333333333" calcext:value-type="float">
            <text:p>48 071,33</text:p>
          </table:table-cell>
          <table:table-cell office:value-type="float" office:value="833253.58" calcext:value-type="float">
            <text:p>833 253,58</text:p>
          </table:table-cell>
          <table:table-cell office:value-type="float" office:value="1296088.36333333" calcext:value-type="float">
            <text:p>1 296 088,36</text:p>
          </table:table-cell>
          <table:table-cell office:value-type="float" office:value="1080268.13333333" calcext:value-type="float">
            <text:p>1 080 268,13</text:p>
          </table:table-cell>
          <table:table-cell office:value-type="float" office:value="3095784.88" calcext:value-type="float">
            <text:p>3095784,88</text:p>
          </table:table-cell>
          <table:table-cell office:value-type="float" office:value="2775713.01333333" calcext:value-type="float">
            <text:p>2 775 713,01</text:p>
          </table:table-cell>
          <table:table-cell office:value-type="float" office:value="1867483.64333333" calcext:value-type="float">
            <text:p>1867483,64333333</text:p>
          </table:table-cell>
          <table:table-cell office:value-type="float" office:value="1049045.64666667" calcext:value-type="float">
            <text:p>1049045,64666667</text:p>
          </table:table-cell>
          <table:table-cell office:value-type="float" office:value="127918.173333333" calcext:value-type="float">
            <text:p>127 918,17</text:p>
          </table:table-cell>
          <table:table-cell office:value-type="float" office:value="1467943.56666667" calcext:value-type="float">
            <text:p>1467943,56666667</text:p>
          </table:table-cell>
          <table:table-cell office:value-type="float" office:value="1212919.33333333" calcext:value-type="float">
            <text:p>1212919,33333333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50_S_C_127.0.0.1_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0</text:p>
          </table:table-cell>
          <table:table-cell office:value-type="float" office:value="726363.023333333" calcext:value-type="float">
            <text:p>726 363,02</text:p>
          </table:table-cell>
          <table:table-cell office:value-type="float" office:value="216802.366666667" calcext:value-type="float">
            <text:p>216 802,37</text:p>
          </table:table-cell>
          <table:table-cell office:value-type="float" office:value="600495.236666667" calcext:value-type="float">
            <text:p>600 495,24</text:p>
          </table:table-cell>
          <table:table-cell office:value-type="float" office:value="64037.8366666667" calcext:value-type="float">
            <text:p>64 037,84</text:p>
          </table:table-cell>
          <table:table-cell office:value-type="float" office:value="392602.696666667" calcext:value-type="float">
            <text:p>392 602,70</text:p>
          </table:table-cell>
          <table:table-cell office:value-type="float" office:value="572933.3" calcext:value-type="float">
            <text:p>572 933,30</text:p>
          </table:table-cell>
          <table:table-cell office:value-type="float" office:value="422818.66" calcext:value-type="float">
            <text:p>422 818,66</text:p>
          </table:table-cell>
          <table:table-cell office:value-type="float" office:value="1864007.53" calcext:value-type="float">
            <text:p>1864007,53</text:p>
          </table:table-cell>
          <table:table-cell office:value-type="float" office:value="1639066.35" calcext:value-type="float">
            <text:p>1 639 066,35</text:p>
          </table:table-cell>
          <table:table-cell office:value-type="float" office:value="1149719.61333333" calcext:value-type="float">
            <text:p>1149719,61333333</text:p>
          </table:table-cell>
          <table:table-cell office:value-type="float" office:value="852649.683333333" calcext:value-type="float">
            <text:p>852649,683333333</text:p>
          </table:table-cell>
          <table:table-cell office:value-type="float" office:value="107098.876666667" calcext:value-type="float">
            <text:p>107 098,88</text:p>
          </table:table-cell>
          <table:table-cell office:value-type="float" office:value="1327816.74" calcext:value-type="float">
            <text:p>1327816,74</text:p>
          </table:table-cell>
          <table:table-cell office:value-type="float" office:value="730382.403333333" calcext:value-type="float">
            <text:p>730382,40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SC Regula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8:42:47.018487770</meta:creation-date>
    <dc:date>2023-04-19T14:05:54.727916359</dc:date>
    <meta:editing-duration>PT4H16M16S</meta:editing-duration>
    <meta:editing-cycles>23</meta:editing-cycles>
    <meta:generator>LibreOffice/7.4.3.2$Linux_X86_64 LibreOffice_project/40$Build-2</meta:generator>
    <meta:document-statistic meta:table-count="1" meta:cell-count="221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5.035cm" svg:height="14.051cm" xlink:href=".." xlink:type="simple" chart:class="chart:bar" chart:style-name="ch1">
        <chart:title svg:x="9.722cm" svg:y="0.417cm" chart:style-name="ch2">
          <text:p>syslog-ng performance test</text:p>
        </chart:title>
        <chart:legend chart:legend-position="end" svg:x="21.661cm" svg:y="3.24cm" style:legend-expansion="high" chart:style-name="ch3"/>
        <chart:plot-area chart:style-name="ch4" table:cell-range-address="Sheet1.D3:Sheet1.R6 Sheet1.D10:Sheet1.R12 Sheet1.D16:Sheet1.R17 Sheet1.D21:Sheet1.S22" chart:data-source-has-labels="both" svg:x="1.511cm" svg:y="1.477cm" svg:width="19.65cm" svg:height="11.312cm">
          <chart:coordinate-region svg:x="3.746cm" svg:y="1.676cm" svg:width="17.415cm" svg:height="10.466cm"/>
          <chart:axis chart:dimension="x" chart:name="primary-x" chart:style-name="ch5" chartooo:axis-type="auto">
            <chartooo:date-scale/>
            <chart:title svg:x="11.027cm" svg:y="13.07cm" chart:style-name="ch6">
              <text:p>test</text:p>
            </chart:title>
            <chart:categories table:cell-range-address="Sheet1.D4:Sheet1.D6 Sheet1.D10:Sheet1.D12 Sheet1.D16:Sheet1.D17 Sheet1.D21:Sheet1.D22"/>
          </chart:axis>
          <chart:axis chart:dimension="y" chart:name="primary-y" chart:style-name="ch7">
            <chart:title svg:x="0.451cm" svg:y="7.508cm" chart:style-name="ch8">
              <text:p>EPS</text:p>
            </chart:title>
            <chart:grid chart:style-name="ch9" chart:class="major"/>
          </chart:axis>
          <chart:series chart:style-name="ch10" chart:values-cell-range-address="Sheet1.E4:Sheet1.E6 Sheet1.E10:Sheet1.E12 Sheet1.E16:Sheet1.E17 Sheet1.E21:Sheet1.E22" chart:label-cell-address="Sheet1.E3:Sheet1.E3" chart:class="chart:bar">
            <chart:data-point chart:repeated="10"/>
          </chart:series>
          <chart:series chart:style-name="ch11" chart:values-cell-range-address="Sheet1.F4:Sheet1.F6 Sheet1.F10:Sheet1.F12 Sheet1.F16:Sheet1.F17 Sheet1.F21:Sheet1.F22" chart:label-cell-address="Sheet1.F3:Sheet1.F3" chart:class="chart:bar">
            <chart:data-point chart:repeated="10"/>
          </chart:series>
          <chart:series chart:style-name="ch12" chart:values-cell-range-address="Sheet1.G4:Sheet1.G6 Sheet1.G10:Sheet1.G12 Sheet1.G16:Sheet1.G17 Sheet1.G21:Sheet1.G22" chart:label-cell-address="Sheet1.G3:Sheet1.G3" chart:class="chart:bar">
            <chart:data-point chart:repeated="10"/>
          </chart:series>
          <chart:series chart:style-name="ch13" chart:values-cell-range-address="Sheet1.H4:Sheet1.H6 Sheet1.H10:Sheet1.H12 Sheet1.H16:Sheet1.H17 Sheet1.H21:Sheet1.H22" chart:label-cell-address="Sheet1.H3:Sheet1.H3" chart:class="chart:bar">
            <chart:data-point chart:repeated="10"/>
          </chart:series>
          <chart:series chart:style-name="ch14" chart:values-cell-range-address="Sheet1.I4:Sheet1.I6 Sheet1.I10:Sheet1.I12 Sheet1.I16:Sheet1.I17 Sheet1.I21:Sheet1.I22" chart:label-cell-address="Sheet1.I3:Sheet1.I3" chart:class="chart:bar">
            <chart:data-point chart:repeated="10"/>
          </chart:series>
          <chart:series chart:style-name="ch15" chart:values-cell-range-address="Sheet1.J4:Sheet1.J6 Sheet1.J10:Sheet1.J12 Sheet1.J16:Sheet1.J17 Sheet1.J21:Sheet1.J22" chart:label-cell-address="Sheet1.J3:Sheet1.J3" chart:class="chart:bar">
            <chart:data-point chart:repeated="10"/>
          </chart:series>
          <chart:series chart:style-name="ch16" chart:values-cell-range-address="Sheet1.K4:Sheet1.K6 Sheet1.K10:Sheet1.K12 Sheet1.K16:Sheet1.K17 Sheet1.K21:Sheet1.K22" chart:label-cell-address="Sheet1.K3:Sheet1.K3" chart:class="chart:bar">
            <chart:data-point chart:repeated="10"/>
          </chart:series>
          <chart:series chart:style-name="ch17" chart:values-cell-range-address="Sheet1.L4:Sheet1.L6 Sheet1.L10:Sheet1.L12 Sheet1.L16:Sheet1.L17 Sheet1.L21:Sheet1.L22" chart:label-cell-address="Sheet1.L3:Sheet1.L3" chart:class="chart:bar">
            <chart:data-point chart:repeated="10"/>
          </chart:series>
          <chart:series chart:style-name="ch18" chart:values-cell-range-address="Sheet1.M4:Sheet1.M6 Sheet1.M10:Sheet1.M12 Sheet1.M16:Sheet1.M17 Sheet1.M21:Sheet1.M22" chart:label-cell-address="Sheet1.M3:Sheet1.M3" chart:class="chart:bar">
            <chart:data-point chart:repeated="10"/>
          </chart:series>
          <chart:series chart:style-name="ch19" chart:values-cell-range-address="Sheet1.N4:Sheet1.N6 Sheet1.N10:Sheet1.N12 Sheet1.N16:Sheet1.N17 Sheet1.N21:Sheet1.N22" chart:label-cell-address="Sheet1.N3:Sheet1.N3" chart:class="chart:bar">
            <chart:data-point chart:repeated="10"/>
          </chart:series>
          <chart:series chart:style-name="ch20" chart:values-cell-range-address="Sheet1.O4:Sheet1.O6 Sheet1.O10:Sheet1.O12 Sheet1.O16:Sheet1.O17 Sheet1.O21:Sheet1.O22" chart:label-cell-address="Sheet1.O3:Sheet1.O3" chart:class="chart:bar">
            <chart:data-point chart:repeated="10"/>
          </chart:series>
          <chart:series chart:style-name="ch21" chart:values-cell-range-address="Sheet1.P4:Sheet1.P6 Sheet1.P10:Sheet1.P12 Sheet1.P16:Sheet1.P17 Sheet1.P21:Sheet1.P22" chart:label-cell-address="Sheet1.P3:Sheet1.P3" chart:class="chart:bar">
            <chart:data-point chart:repeated="10"/>
          </chart:series>
          <chart:series chart:style-name="ch22" chart:values-cell-range-address="Sheet1.Q4:Sheet1.Q6 Sheet1.Q10:Sheet1.Q12 Sheet1.Q16:Sheet1.Q17 Sheet1.Q21:Sheet1.Q22" chart:label-cell-address="Sheet1.Q3:Sheet1.Q3" chart:class="chart:bar">
            <chart:data-point chart:repeated="10"/>
          </chart:series>
          <chart:series chart:style-name="ch23" chart:values-cell-range-address="Sheet1.R4:Sheet1.R6 Sheet1.R10:Sheet1.R12 Sheet1.R16:Sheet1.R17 Sheet1.R21:Sheet1.R22" chart:label-cell-address="Sheet1.R3:Sheet1.R3" chart:class="chart:bar">
            <chart:data-point chart:repeated="10"/>
          </chart:series>
          <chart:series chart:style-name="ch24" chart:values-cell-range-address="Sheet1.S21:Sheet1.S22" chart:class="chart:bar">
            <chart:data-point chart:repeated="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inkpad</text:p>
                <draw:g>
                  <svg:desc>Sheet1.E3:Sheet1.E3</svg:desc>
                </draw:g>
              </table:table-cell>
              <table:table-cell office:value-type="string">
                <text:p>macchiato</text:p>
                <draw:g>
                  <svg:desc>Sheet1.F3:Sheet1.F3</svg:desc>
                </draw:g>
              </table:table-cell>
              <table:table-cell office:value-type="string">
                <text:p>regixeon</text:p>
                <draw:g>
                  <svg:desc>Sheet1.G3:Sheet1.G3</svg:desc>
                </draw:g>
              </table:table-cell>
              <table:table-cell office:value-type="string">
                <text:p>pi3</text:p>
                <draw:g>
                  <svg:desc>Sheet1.H3:Sheet1.H3</svg:desc>
                </draw:g>
              </table:table-cell>
              <table:table-cell office:value-type="string">
                <text:p>ryzen4800h</text:p>
                <draw:g>
                  <svg:desc>Sheet1.I3:Sheet1.I3</svg:desc>
                </draw:g>
              </table:table-cell>
              <table:table-cell office:value-type="string">
                <text:p>power9nosmt</text:p>
                <draw:g>
                  <svg:desc>Sheet1.J3:Sheet1.J3</svg:desc>
                </draw:g>
              </table:table-cell>
              <table:table-cell office:value-type="string">
                <text:p>power9smt</text:p>
                <draw:g>
                  <svg:desc>Sheet1.K3:Sheet1.K3</svg:desc>
                </draw:g>
              </table:table-cell>
              <table:table-cell office:value-type="string">
                <text:p>ryzen5800x</text:p>
                <draw:g>
                  <svg:desc>Sheet1.L3:Sheet1.L3</svg:desc>
                </draw:g>
              </table:table-cell>
              <table:table-cell office:value-type="string">
                <text:p>ryzen5800xfb</text:p>
                <draw:g>
                  <svg:desc>Sheet1.M3:Sheet1.M3</svg:desc>
                </draw:g>
              </table:table-cell>
              <table:table-cell office:value-type="string">
                <text:p>i710750h</text:p>
                <draw:g>
                  <svg:desc>Sheet1.N3:Sheet1.N3</svg:desc>
                </draw:g>
              </table:table-cell>
              <table:table-cell office:value-type="string">
                <text:p>i7_10750h_2</text:p>
                <draw:g>
                  <svg:desc>Sheet1.O3:Sheet1.O3</svg:desc>
                </draw:g>
              </table:table-cell>
              <table:table-cell office:value-type="string">
                <text:p>RiscVunmatched</text:p>
                <draw:g>
                  <svg:desc>Sheet1.P3:Sheet1.P3</svg:desc>
                </draw:g>
              </table:table-cell>
              <table:table-cell office:value-type="string">
                <text:p>l2</text:p>
                <draw:g>
                  <svg:desc>Sheet1.Q3:Sheet1.Q3</svg:desc>
                </draw:g>
              </table:table-cell>
              <table:table-cell office:value-type="string">
                <text:p>fb3</text:p>
                <draw:g>
                  <svg:desc>Sheet1.R3:Sheet1.R3</svg:desc>
                </draw:g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d10</text:p>
                <draw:g>
                  <svg:desc>Sheet1.D4:Sheet1.D6 Sheet1.D10:Sheet1.D12 Sheet1.D16:Sheet1.D17 Sheet1.D21:Sheet1.D22</svg:desc>
                </draw:g>
              </table:table-cell>
              <table:table-cell office:value-type="float" office:value="393310.093333333">
                <text:p>393310.093333333</text:p>
                <draw:g>
                  <svg:desc>Sheet1.E4:Sheet1.E6 Sheet1.E10:Sheet1.E12 Sheet1.E16:Sheet1.E17 Sheet1.E21:Sheet1.E22</svg:desc>
                </draw:g>
              </table:table-cell>
              <table:table-cell office:value-type="float" office:value="111236.203333333">
                <text:p>111236.203333333</text:p>
                <draw:g>
                  <svg:desc>Sheet1.F4:Sheet1.F6 Sheet1.F10:Sheet1.F12 Sheet1.F16:Sheet1.F17 Sheet1.F21:Sheet1.F22</svg:desc>
                </draw:g>
              </table:table-cell>
              <table:table-cell office:value-type="float" office:value="336447.07">
                <text:p>336447.07</text:p>
                <draw:g>
                  <svg:desc>Sheet1.G4:Sheet1.G6 Sheet1.G10:Sheet1.G12 Sheet1.G16:Sheet1.G17 Sheet1.G21:Sheet1.G22</svg:desc>
                </draw:g>
              </table:table-cell>
              <table:table-cell office:value-type="float" office:value="47339.94">
                <text:p>47339.94</text:p>
                <draw:g>
                  <svg:desc>Sheet1.H4:Sheet1.H6 Sheet1.H10:Sheet1.H12 Sheet1.H16:Sheet1.H17 Sheet1.H21:Sheet1.H22</svg:desc>
                </draw:g>
              </table:table-cell>
              <table:table-cell office:value-type="float" office:value="10680.0466666667">
                <text:p>10680.0466666667</text:p>
                <draw:g>
                  <svg:desc>Sheet1.I4:Sheet1.I6 Sheet1.I10:Sheet1.I12 Sheet1.I16:Sheet1.I17 Sheet1.I21:Sheet1.I22</svg:desc>
                </draw:g>
              </table:table-cell>
              <table:table-cell office:value-type="float" office:value="240529.146666667">
                <text:p>240529.146666667</text:p>
                <draw:g>
                  <svg:desc>Sheet1.J4:Sheet1.J6 Sheet1.J10:Sheet1.J12 Sheet1.J16:Sheet1.J17 Sheet1.J21:Sheet1.J22</svg:desc>
                </draw:g>
              </table:table-cell>
              <table:table-cell office:value-type="float" office:value="241381.256666667">
                <text:p>241381.256666667</text:p>
                <draw:g>
                  <svg:desc>Sheet1.K4:Sheet1.K6 Sheet1.K10:Sheet1.K12 Sheet1.K16:Sheet1.K17 Sheet1.K21:Sheet1.K22</svg:desc>
                </draw:g>
              </table:table-cell>
              <table:table-cell office:value-type="float" office:value="1045927.55333333">
                <text:p>1045927.55333333</text:p>
                <draw:g>
                  <svg:desc>Sheet1.L4:Sheet1.L6 Sheet1.L10:Sheet1.L12 Sheet1.L16:Sheet1.L17 Sheet1.L21:Sheet1.L22</svg:desc>
                </draw:g>
              </table:table-cell>
              <table:table-cell office:value-type="float" office:value="827921.3">
                <text:p>827921.3</text:p>
                <draw:g>
                  <svg:desc>Sheet1.M4:Sheet1.M6 Sheet1.M10:Sheet1.M12 Sheet1.M16:Sheet1.M17 Sheet1.M21:Sheet1.M22</svg:desc>
                </draw:g>
              </table:table-cell>
              <table:table-cell office:value-type="float" office:value="650585.72">
                <text:p>650585.72</text:p>
                <draw:g>
                  <svg:desc>Sheet1.N4:Sheet1.N6 Sheet1.N10:Sheet1.N12 Sheet1.N16:Sheet1.N17 Sheet1.N21:Sheet1.N22</svg:desc>
                </draw:g>
              </table:table-cell>
              <table:table-cell office:value-type="float" office:value="500498.96">
                <text:p>500498.96</text:p>
                <draw:g>
                  <svg:desc>Sheet1.O4:Sheet1.O6 Sheet1.O10:Sheet1.O12 Sheet1.O16:Sheet1.O17 Sheet1.O21:Sheet1.O22</svg:desc>
                </draw:g>
              </table:table-cell>
              <table:table-cell office:value-type="float" office:value="39648.8233333333">
                <text:p>39648.8233333333</text:p>
                <draw:g>
                  <svg:desc>Sheet1.P4:Sheet1.P6 Sheet1.P10:Sheet1.P12 Sheet1.P16:Sheet1.P17 Sheet1.P21:Sheet1.P22</svg:desc>
                </draw:g>
              </table:table-cell>
              <table:table-cell office:value-type="float" office:value="971188.68">
                <text:p>971188.68</text:p>
                <draw:g>
                  <svg:desc>Sheet1.Q4:Sheet1.Q6 Sheet1.Q10:Sheet1.Q12 Sheet1.Q16:Sheet1.Q17 Sheet1.Q21:Sheet1.Q22</svg:desc>
                </draw:g>
              </table:table-cell>
              <table:table-cell office:value-type="float" office:value="679744.716666667">
                <text:p>679744.716666667</text:p>
                <draw:g>
                  <svg:desc>Sheet1.R4:Sheet1.R6 Sheet1.R10:Sheet1.R12 Sheet1.R16:Sheet1.R17 Sheet1.R21:Sheet1.R22</svg:desc>
                </draw:g>
              </table:table-cell>
              <table:table-cell office:value-type="float" office:value="NaN">
                <text:p>NaN</text:p>
                <draw:g>
                  <svg:desc>Sheet1.S21:Sheet1.S22</svg:desc>
                </draw:g>
              </table:table-cell>
            </table:table-row>
            <table:table-row>
              <table:table-cell office:value-type="string">
                <text:p>d128</text:p>
              </table:table-cell>
              <table:table-cell office:value-type="float" office:value="668194.353333333">
                <text:p>668194.353333333</text:p>
              </table:table-cell>
              <table:table-cell office:value-type="float" office:value="146667.416666667">
                <text:p>146667.416666667</text:p>
              </table:table-cell>
              <table:table-cell office:value-type="float" office:value="659536.333333333">
                <text:p>659536.333333333</text:p>
              </table:table-cell>
              <table:table-cell office:value-type="float" office:value="44915.6966666667">
                <text:p>44915.6966666667</text:p>
              </table:table-cell>
              <table:table-cell office:value-type="float" office:value="1151773.35666667">
                <text:p>1151773.35666667</text:p>
              </table:table-cell>
              <table:table-cell office:value-type="float" office:value="696548.91">
                <text:p>696548.91</text:p>
              </table:table-cell>
              <table:table-cell office:value-type="float" office:value="240766.5">
                <text:p>240766.5</text:p>
              </table:table-cell>
              <table:table-cell office:value-type="float" office:value="2502200.22">
                <text:p>2502200.22</text:p>
              </table:table-cell>
              <table:table-cell office:value-type="float" office:value="2059317.94333333">
                <text:p>2059317.94333333</text:p>
              </table:table-cell>
              <table:table-cell office:value-type="float" office:value="1425854.11">
                <text:p>1425854.11</text:p>
              </table:table-cell>
              <table:table-cell office:value-type="float" office:value="775797.076666667">
                <text:p>775797.076666667</text:p>
              </table:table-cell>
              <table:table-cell office:value-type="float" office:value="91570.17">
                <text:p>91570.17</text:p>
              </table:table-cell>
              <table:table-cell office:value-type="float" office:value="2492888.45">
                <text:p>2492888.45</text:p>
              </table:table-cell>
              <table:table-cell office:value-type="float" office:value="2082942.64">
                <text:p>2082942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1</text:p>
              </table:table-cell>
              <table:table-cell office:value-type="float" office:value="194138.136666667">
                <text:p>194138.136666667</text:p>
              </table:table-cell>
              <table:table-cell office:value-type="float" office:value="40441.9633333333">
                <text:p>40441.9633333333</text:p>
              </table:table-cell>
              <table:table-cell office:value-type="float" office:value="129196.683333333">
                <text:p>129196.683333333</text:p>
              </table:table-cell>
              <table:table-cell office:value-type="float" office:value="19201.19">
                <text:p>19201.19</text:p>
              </table:table-cell>
              <table:table-cell office:value-type="float" office:value="952.363333333333">
                <text:p>952.363333333333</text:p>
              </table:table-cell>
              <table:table-cell office:value-type="float" office:value="93739.05">
                <text:p>93739.05</text:p>
              </table:table-cell>
              <table:table-cell office:value-type="float" office:value="93786.3133333333">
                <text:p>93786.3133333333</text:p>
              </table:table-cell>
              <table:table-cell office:value-type="float" office:value="337846.326666667">
                <text:p>337846.326666667</text:p>
              </table:table-cell>
              <table:table-cell office:value-type="float" office:value="292525.91">
                <text:p>292525.91</text:p>
              </table:table-cell>
              <table:table-cell office:value-type="float" office:value="245922.35">
                <text:p>245922.35</text:p>
              </table:table-cell>
              <table:table-cell office:value-type="float" office:value="184845.676666667">
                <text:p>184845.676666667</text:p>
              </table:table-cell>
              <table:table-cell office:value-type="float" office:value="19009.1766666667">
                <text:p>19009.1766666667</text:p>
              </table:table-cell>
              <table:table-cell office:value-type="float" office:value="344501.37">
                <text:p>344501.37</text:p>
              </table:table-cell>
              <table:table-cell office:value-type="float" office:value="286776.776666667">
                <text:p>286776.77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32_4</text:p>
              </table:table-cell>
              <table:table-cell office:value-type="float" office:value="698542.54">
                <text:p>698542.54</text:p>
              </table:table-cell>
              <table:table-cell office:value-type="float" office:value="156435.573333333">
                <text:p>156435.573333333</text:p>
              </table:table-cell>
              <table:table-cell office:value-type="float" office:value="663559.426666667">
                <text:p>663559.426666667</text:p>
              </table:table-cell>
              <table:table-cell office:value-type="float" office:value="47951.0633333333">
                <text:p>47951.0633333333</text:p>
              </table:table-cell>
              <table:table-cell office:value-type="float" office:value="1084624.14666667">
                <text:p>1084624.14666667</text:p>
              </table:table-cell>
              <table:table-cell office:value-type="float" office:value="803577.876666667">
                <text:p>803577.876666667</text:p>
              </table:table-cell>
              <table:table-cell office:value-type="float" office:value="644357">
                <text:p>644357</text:p>
              </table:table-cell>
              <table:table-cell office:value-type="float" office:value="2577871.39333333">
                <text:p>2577871.39333333</text:p>
              </table:table-cell>
              <table:table-cell office:value-type="float" office:value="2113667.72">
                <text:p>2113667.72</text:p>
              </table:table-cell>
              <table:table-cell office:value-type="float" office:value="1574780.72333333">
                <text:p>1574780.72333333</text:p>
              </table:table-cell>
              <table:table-cell office:value-type="float" office:value="824116.956666667">
                <text:p>824116.956666667</text:p>
              </table:table-cell>
              <table:table-cell office:value-type="float" office:value="120833.696666667">
                <text:p>120833.696666667</text:p>
              </table:table-cell>
              <table:table-cell office:value-type="float" office:value="2588790.24333333">
                <text:p>2588790.24333333</text:p>
              </table:table-cell>
              <table:table-cell office:value-type="float" office:value="2111187.77666667">
                <text:p>2111187.77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50</text:p>
              </table:table-cell>
              <table:table-cell office:value-type="float" office:value="462874.633333333">
                <text:p>462874.633333333</text:p>
              </table:table-cell>
              <table:table-cell office:value-type="float" office:value="167836.21">
                <text:p>167836.21</text:p>
              </table:table-cell>
              <table:table-cell office:value-type="float" office:value="435735.54">
                <text:p>435735.54</text:p>
              </table:table-cell>
              <table:table-cell office:value-type="float" office:value="43314.71">
                <text:p>43314.71</text:p>
              </table:table-cell>
              <table:table-cell office:value-type="float" office:value="65133.7533333333">
                <text:p>65133.7533333333</text:p>
              </table:table-cell>
              <table:table-cell office:value-type="float" office:value="325173.986666667">
                <text:p>325173.986666667</text:p>
              </table:table-cell>
              <table:table-cell office:value-type="float" office:value="286694.31">
                <text:p>286694.31</text:p>
              </table:table-cell>
              <table:table-cell office:value-type="float" office:value="1067474.6">
                <text:p>1067474.6</text:p>
              </table:table-cell>
              <table:table-cell office:value-type="float" office:value="709697.92">
                <text:p>709697.92</text:p>
              </table:table-cell>
              <table:table-cell office:value-type="float" office:value="759119.776666667">
                <text:p>759119.776666667</text:p>
              </table:table-cell>
              <table:table-cell office:value-type="float" office:value="584222.32">
                <text:p>584222.32</text:p>
              </table:table-cell>
              <table:table-cell office:value-type="float" office:value="70545.39">
                <text:p>70545.39</text:p>
              </table:table-cell>
              <table:table-cell office:value-type="float" office:value="1055523.81666667">
                <text:p>1055523.81666667</text:p>
              </table:table-cell>
              <table:table-cell office:value-type="float" office:value="425647.293333333">
                <text:p>425647.29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10</text:p>
              </table:table-cell>
              <table:table-cell office:value-type="float" office:value="632758.64">
                <text:p>632758.64</text:p>
              </table:table-cell>
              <table:table-cell office:value-type="float" office:value="161668.513333333">
                <text:p>161668.513333333</text:p>
              </table:table-cell>
              <table:table-cell office:value-type="float" office:value="496772.61">
                <text:p>496772.61</text:p>
              </table:table-cell>
              <table:table-cell office:value-type="float" office:value="41351.25">
                <text:p>41351.25</text:p>
              </table:table-cell>
              <table:table-cell office:value-type="float" office:value="297294.783333333">
                <text:p>297294.783333333</text:p>
              </table:table-cell>
              <table:table-cell office:value-type="float" office:value="556534.07">
                <text:p>556534.07</text:p>
              </table:table-cell>
              <table:table-cell office:value-type="float" office:value="537552.956666667">
                <text:p>537552.956666667</text:p>
              </table:table-cell>
              <table:table-cell office:value-type="float" office:value="1955466.70333333">
                <text:p>1955466.70333333</text:p>
              </table:table-cell>
              <table:table-cell office:value-type="float" office:value="1626596.89666667">
                <text:p>1626596.89666667</text:p>
              </table:table-cell>
              <table:table-cell office:value-type="float" office:value="1148943.34">
                <text:p>1148943.34</text:p>
              </table:table-cell>
              <table:table-cell office:value-type="float" office:value="791701.416666667">
                <text:p>791701.416666667</text:p>
              </table:table-cell>
              <table:table-cell office:value-type="float" office:value="69640.4633333333">
                <text:p>69640.4633333333</text:p>
              </table:table-cell>
              <table:table-cell office:value-type="float" office:value="1856991.82666667">
                <text:p>1856991.82666667</text:p>
              </table:table-cell>
              <table:table-cell office:value-type="float" office:value="1438553.18666667">
                <text:p>1438553.18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128_4</text:p>
              </table:table-cell>
              <table:table-cell office:value-type="float" office:value="978186.88">
                <text:p>978186.88</text:p>
              </table:table-cell>
              <table:table-cell office:value-type="float" office:value="156646.283333333">
                <text:p>156646.283333333</text:p>
              </table:table-cell>
              <table:table-cell office:value-type="float" office:value="698853.76">
                <text:p>698853.76</text:p>
              </table:table-cell>
              <table:table-cell office:value-type="float" office:value="46059.57">
                <text:p>46059.57</text:p>
              </table:table-cell>
              <table:table-cell office:value-type="float" office:value="696430.076666667">
                <text:p>696430.076666667</text:p>
              </table:table-cell>
              <table:table-cell office:value-type="float" office:value="1825823.82666667">
                <text:p>1825823.82666667</text:p>
              </table:table-cell>
              <table:table-cell office:value-type="float" office:value="1192194.29">
                <text:p>1192194.29</text:p>
              </table:table-cell>
              <table:table-cell office:value-type="float" office:value="3209782.26666667">
                <text:p>3209782.26666667</text:p>
              </table:table-cell>
              <table:table-cell office:value-type="float" office:value="2851264.49333333">
                <text:p>2851264.49333333</text:p>
              </table:table-cell>
              <table:table-cell office:value-type="float" office:value="2189622.98333333">
                <text:p>2189622.98333333</text:p>
              </table:table-cell>
              <table:table-cell office:value-type="float" office:value="1216440.71666667">
                <text:p>1216440.71666667</text:p>
              </table:table-cell>
              <table:table-cell office:value-type="float" office:value="131450.913333333">
                <text:p>131450.913333333</text:p>
              </table:table-cell>
              <table:table-cell office:value-type="float" office:value="1603217.57333333">
                <text:p>1603217.57333333</text:p>
              </table:table-cell>
              <table:table-cell office:value-type="float" office:value="715435.276666667">
                <text:p>715435.27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1</text:p>
              </table:table-cell>
              <table:table-cell office:value-type="float" office:value="288704.93">
                <text:p>288704.93</text:p>
              </table:table-cell>
              <table:table-cell office:value-type="float" office:value="67088.5766666667">
                <text:p>67088.5766666667</text:p>
              </table:table-cell>
              <table:table-cell office:value-type="float" office:value="196726.383333333">
                <text:p>196726.383333333</text:p>
              </table:table-cell>
              <table:table-cell office:value-type="float" office:value="26264.83">
                <text:p>26264.83</text:p>
              </table:table-cell>
              <table:table-cell office:value-type="float" office:value="72550.8633333333">
                <text:p>72550.8633333333</text:p>
              </table:table-cell>
              <table:table-cell office:value-type="float" office:value="166746.19">
                <text:p>166746.19</text:p>
              </table:table-cell>
              <table:table-cell office:value-type="float" office:value="158686.17">
                <text:p>158686.17</text:p>
              </table:table-cell>
              <table:table-cell office:value-type="float" office:value="493897.103333333">
                <text:p>493897.103333333</text:p>
              </table:table-cell>
              <table:table-cell office:value-type="float" office:value="486472.09">
                <text:p>486472.09</text:p>
              </table:table-cell>
              <table:table-cell office:value-type="float" office:value="346767.99">
                <text:p>346767.99</text:p>
              </table:table-cell>
              <table:table-cell office:value-type="float" office:value="284173.173333333">
                <text:p>284173.173333333</text:p>
              </table:table-cell>
              <table:table-cell office:value-type="float" office:value="25095.2466666667">
                <text:p>25095.2466666667</text:p>
              </table:table-cell>
              <table:table-cell office:value-type="float" office:value="489052.993333333">
                <text:p>489052.993333333</text:p>
              </table:table-cell>
              <table:table-cell office:value-type="float" office:value="472935.126666667">
                <text:p>472935.12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2_4</text:p>
              </table:table-cell>
              <table:table-cell office:value-type="float" office:value="840891.483333333">
                <text:p>840891.483333333</text:p>
              </table:table-cell>
              <table:table-cell office:value-type="float" office:value="200643.846666667">
                <text:p>200643.846666667</text:p>
              </table:table-cell>
              <table:table-cell office:value-type="float" office:value="761725.713333333">
                <text:p>761725.713333333</text:p>
              </table:table-cell>
              <table:table-cell office:value-type="float" office:value="48071.3333333333">
                <text:p>48071.3333333333</text:p>
              </table:table-cell>
              <table:table-cell office:value-type="float" office:value="833253.58">
                <text:p>833253.58</text:p>
              </table:table-cell>
              <table:table-cell office:value-type="float" office:value="1296088.36333333">
                <text:p>1296088.36333333</text:p>
              </table:table-cell>
              <table:table-cell office:value-type="float" office:value="1080268.13333333">
                <text:p>1080268.13333333</text:p>
              </table:table-cell>
              <table:table-cell office:value-type="float" office:value="3095784.88">
                <text:p>3095784.88</text:p>
              </table:table-cell>
              <table:table-cell office:value-type="float" office:value="2775713.01333333">
                <text:p>2775713.01333333</text:p>
              </table:table-cell>
              <table:table-cell office:value-type="float" office:value="1867483.64333333">
                <text:p>1867483.64333333</text:p>
              </table:table-cell>
              <table:table-cell office:value-type="float" office:value="1049045.64666667">
                <text:p>1049045.64666667</text:p>
              </table:table-cell>
              <table:table-cell office:value-type="float" office:value="127918.173333333">
                <text:p>127918.173333333</text:p>
              </table:table-cell>
              <table:table-cell office:value-type="float" office:value="1467943.56666667">
                <text:p>1467943.56666667</text:p>
              </table:table-cell>
              <table:table-cell office:value-type="float" office:value="1212919.33333333">
                <text:p>1212919.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0</text:p>
              </table:table-cell>
              <table:table-cell office:value-type="float" office:value="726363.023333333">
                <text:p>726363.023333333</text:p>
              </table:table-cell>
              <table:table-cell office:value-type="float" office:value="216802.366666667">
                <text:p>216802.366666667</text:p>
              </table:table-cell>
              <table:table-cell office:value-type="float" office:value="600495.236666667">
                <text:p>600495.236666667</text:p>
              </table:table-cell>
              <table:table-cell office:value-type="float" office:value="64037.8366666667">
                <text:p>64037.8366666667</text:p>
              </table:table-cell>
              <table:table-cell office:value-type="float" office:value="392602.696666667">
                <text:p>392602.696666667</text:p>
              </table:table-cell>
              <table:table-cell office:value-type="float" office:value="572933.3">
                <text:p>572933.3</text:p>
              </table:table-cell>
              <table:table-cell office:value-type="float" office:value="422818.66">
                <text:p>422818.66</text:p>
              </table:table-cell>
              <table:table-cell office:value-type="float" office:value="1864007.53">
                <text:p>1864007.53</text:p>
              </table:table-cell>
              <table:table-cell office:value-type="float" office:value="1639066.35">
                <text:p>1639066.35</text:p>
              </table:table-cell>
              <table:table-cell office:value-type="float" office:value="1149719.61333333">
                <text:p>1149719.61333333</text:p>
              </table:table-cell>
              <table:table-cell office:value-type="float" office:value="852649.683333333">
                <text:p>852649.683333333</text:p>
              </table:table-cell>
              <table:table-cell office:value-type="float" office:value="107098.876666667">
                <text:p>107098.876666667</text:p>
              </table:table-cell>
              <table:table-cell office:value-type="float" office:value="1327816.74">
                <text:p>1327816.74</text:p>
              </table:table-cell>
              <table:table-cell office:value-type="float" office:value="730382.403333333">
                <text:p>730382.40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